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Facilitator:</text:span> Good morning everyone! Welcome to our daily standup. Let's start with our updates.</text:p>
      <text:p text:style-name="Text_20_body"><text:span text:style-name="Strong_20_Emphasis">Developer 1:</text:span> I'm working on the frontend for the login page. I've completed the basic design and started implementing the validation logic. Should have a demo-ready version by end of day.</text:p>
      <text:p text:style-name="Text_20_body"><text:span text:style-name="Strong_20_Emphasis">Developer 2:</text:span> I've been focusing on the backend API endpoints needed for user authentication. I've encountered a challenge with integrating it smoothly with the existing user database schema. It's taking more time than expected.</text:p>
      <text:p text:style-name="Text_20_body"><text:span text:style-name="Strong_20_Emphasis">Facilitator:</text:span> Thanks for the update, Developer 2. Challenges are a part of the process. Could you elaborate on what specifically is causing the integration issue?</text:p>
      <text:p text:style-name="Text_20_body"><text:span text:style-name="Strong_20_Emphasis">Developer 2:</text:span> Sure. The existing schema expects a different format for user credentials than what the new API requires. I'm trying to refactor the schema without affecting other parts of the system.</text:p>
      <text:p text:style-name="Text_20_body"><text:span text:style-name="Strong_20_Emphasis">Facilitator:</text:span> That sounds like a tricky situation. Has anyone dealt with a similar issue before? Any suggestions?</text:p>
      <text:p text:style-name="Text_20_body"><text:span text:style-name="Strong_20_Emphasis">Developer 3:</text:span> Yes, I faced something similar last month. We used a migration script to update the database schema while keeping the old endpoints functional until everything was fully switched over.</text:p>
      <text:p text:style-name="Text_20_body"><text:span text:style-name="Strong_20_Emphasis">Facilitator:</text:span> That's a great suggestion, Developer 3. Developer 2, would a migration script help in your case?</text:p>
      <text:p text:style-name="Text_20_body"><text:span text:style-name="Strong_20_Emphasis">Developer 2:</text:span> Yes, I think that could work. I'll look into creating a migration script to update the existing database without disrupting the current functionality.</text:p>
      <text:p text:style-name="Text_20_body"><text:span text:style-name="Strong_20_Emphasis">Facilitator:</text:span> Perfect. Please keep the team updated on your progress tomorrow.</text:p>
      <text:p text:style-name="Text_20_body"><text:span text:style-name="Strong_20_Emphasis">Developer 1:</text:span> Meanwhile, I can assist with testing the backend endpoints once they are ready, to ensure the frontend and backend integration goes smoothly.</text:p>
      <text:p text:style-name="Text_20_body"><text:span text:style-name="Strong_20_Emphasis">Facilitator:</text:span> Great collaboration! It's excellent to see the team supporting each other. Any other blockers or challenges anyone is facing?</text:p>
      <text:p text:style-name="Text_20_body"><text:span text:style-name="Strong_20_Emphasis">Developer 4:</text:span> I'm encountering an issue with the third-party library we're using for encryption. It's not generating the hashes correctly, which is affecting user password security.</text:p>
      <text:p text:style-name="Text_20_body"><text:span text:style-name="Strong_20_Emphasis">Facilitator:</text:span> Security is crucial. Have you tried reaching out to their support or checking for any updates to the library?</text:p>
      <text:p text:style-name="Text_20_body"><text:span text:style-name="Strong_20_Emphasis">Developer 4:</text:span> Yes, I've raised a ticket with their support team. They've acknowledged the issue and are working on a fix. I'll keep monitoring their updates.</text:p>
      <text:p text:style-name="Text_20_body"><text:span text:style-name="Strong_20_Emphasis">Facilitator:</text:span> Thanks for taking the initiative on this, Developer 4. Let us know if you need any assistance.</text:p>
      <text:p text:style-name="Text_20_body"><text:span text:style-name="Strong_20_Emphasis">Facilitator:</text:span> Alright team, it sounds like we have a good plan in place to tackle our current challenges. Let's keep communication open and continue supporting each other. If there are no further updates, let's wrap up for today. Remember to update your tasks in JIRA before you start on anything new. Have a productive day, everyone!</text:p>
      <text:p text:style-name="Text_20_body"><text:span text:style-name="Strong_20_Emphasis">Developers in unison:</text:span> 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6T18:13:11.910803253</meta:creation-date>
    <dc:date>2024-06-16T18:15:11.998124885</dc:date>
    <meta:editing-duration>PT2M1S</meta:editing-duration>
    <meta:editing-cycles>1</meta:editing-cycles>
    <meta:document-statistic meta:table-count="0" meta:image-count="0" meta:object-count="0" meta:page-count="1" meta:paragraph-count="18" meta:word-count="432" meta:character-count="2747" meta:non-whitespace-character-count="2333"/>
    <meta:generator>LibreOffice/7.3.7.2$Linux_X86_64 LibreOffice_project/30$Build-2</meta:generator>
  </office:meta>
</office:document-meta>
</file>